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cm" fo:min-width="2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0.714cm" fo:min-width="3.86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15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739cm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7.04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714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439cm" fo:padding-top="0.149cm" fo:padding-bottom="0.149cm" fo:padding-left="0.274cm" fo:padding-right="0.274cm"/>
    </style:style>
    <style:style style:name="gr10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12" style:family="graphic" style:parent-style-name="standard">
      <style:graphic-properties draw:stroke="none" svg:stroke-color="#000000" draw:fill="none" draw:fill-color="#ffffff" fo:min-height="0.391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48cm" fo:min-width="3.847cm" fo:padding-top="0.175cm" fo:padding-bottom="0.175cm" fo:padding-left="0.3cm" fo:padding-right="0.3cm"/>
    </style:style>
    <style:style style:name="gr1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639cm" fo:padding-top="0.149cm" fo:padding-bottom="0.149cm" fo:padding-left="0.274cm" fo:padding-right="0.274cm"/>
    </style:style>
    <style:style style:name="gr15" style:family="graphic" style:parent-style-name="standard">
      <style:graphic-properties draw:stroke="none" draw:fill-color="#ff99ff" draw:textarea-horizontal-align="justify" draw:textarea-vertical-align="middle" draw:auto-grow-height="false" fo:min-height="0.172cm" fo:min-width="1.54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loext:graphic-properties draw:fill-color="#ff99ff"/>
      <style:paragraph-properties fo:text-align="center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666666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style:font-size-asian="11pt" style:font-size-complex="11pt"/>
    </style:style>
    <style:style style:name="T10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Ubuntu Mono" fo:font-size="11pt" style:font-size-asian="11pt" style:font-size-complex="11pt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5cm" svg:x="13.9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cm" svg:height="1.165cm" svg:x="14.1cm" svg:y="1.335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4" draw:id="id4" draw:layer="layout" svg:width="1.4cm" svg:height="0.5cm" svg:x="13.7cm" svg:y="0.8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4.499cm" svg:height="1.1cm" svg:x="0.501cm" svg:y="0.5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099cm" svg:height="0.765cm" svg:x="0.701cm" svg:y="0.921cm">
          <draw:text-box>
            <text:p text:style-name="P3"><text:span text:style-name="T3">NAME:</text:span><text:span text:style-name="T8"> </text:span><text:span text:style-name="T5">FOO</text:span></text:p>
          </draw:text-box>
        </draw:frame>
        <draw:custom-shape draw:style-name="gr6" draw:text-style-name="P5" draw:layer="layout" svg:width="2.299cm" svg:height="0.5cm" svg:x="0.301cm" svg:y="0.386cm">
          <text:p text:style-name="P1"><text:span text:style-name="T7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7.699cm" svg:height="1.513cm" svg:x="0.501cm" svg:y="3.68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7.799cm" svg:height="1.964cm" svg:x="0.701cm" svg:y="4.022cm">
          <draw:text-box>
            <text:p text:style-name="P3"><text:span text:style-name="T3">NAME:</text:span><text:span text:style-name="T9"> </text:span><text:span text:style-name="T10">myMethod</text:span></text:p>
            <text:p text:style-name="P3"><text:span text:style-name="T3">FULL_NAME:</text:span><text:span text:style-name="T11"> </text:span><text:span text:style-name="T10">io.shiftleft.Foo.myMethod</text:span></text:p>
            <text:p text:style-name="P3"><text:span text:style-name="T12"/></text:p>
          </draw:text-box>
        </draw:frame>
        <draw:custom-shape draw:style-name="gr9" draw:text-style-name="P5" xml:id="id1" draw:id="id1" draw:layer="layout" svg:width="1.999cm" svg:height="0.5cm" svg:x="0.301cm" svg:y="3.487cm">
          <text:p text:style-name="P1"><text:span text:style-name="T7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199cm" svg:x1="1.3cm" svg:y1="3.487cm" svg:x2="2.75cm" svg:y2="1.686cm" draw:start-shape="id1" draw:start-glue-point="0" draw:end-shape="id2" draw:end-glue-point="2" svg:d="M1300 3487c0-1051 1450-151 1450-1801" svg:viewBox="0 0 1451 1802">
          <text:p/>
        </draw:connector>
        <draw:custom-shape draw:style-name="gr11" draw:text-style-name="P8" draw:layer="layout" svg:width="0.9cm" svg:height="0.4cm" svg:x="2.2cm" svg:y="2.20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1cm" svg:height="0.641cm" svg:x="2.1cm" svg:y="2.086cm">
          <draw:text-box>
            <text:p text:style-name="P1"><text:span text:style-name="T13">AST</text:span></text:p>
          </draw:text-box>
        </draw:frame>
        <draw:custom-shape draw:style-name="gr13" draw:text-style-name="P2" xml:id="id5" draw:id="id5" draw:layer="layout" svg:width="4.499cm" svg:height="1.55cm" svg:x="9.401cm" svg:y="3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099cm" svg:height="1.165cm" svg:x="9.601cm" svg:y="4.035cm">
          <draw:text-box>
            <text:p text:style-name="P3"><text:span text:style-name="T3">CODE: </text:span><text:span text:style-name="T5">int bar</text:span></text:p>
            <text:p text:style-name="P3"><text:span text:style-name="T3">NAME:</text:span><text:span text:style-name="T8"> </text:span><text:span text:style-name="T14">bar</text:span></text:p>
          </draw:text-box>
        </draw:frame>
        <draw:custom-shape draw:style-name="gr14" draw:text-style-name="P5" xml:id="id3" draw:id="id3" draw:layer="layout" svg:width="2.199cm" svg:height="0.5cm" svg:x="9.201cm" svg:y="3.5cm">
          <text:p text:style-name="P1"><text:span text:style-name="T7">ME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0.3cm" svg:y1="3.5cm" svg:x2="5cm" svg:y2="1.136cm" draw:start-shape="id3" draw:start-glue-point="0" draw:end-shape="id2" draw:end-glue-point="1" svg:d="M10300 3500c0-1576-1766-2364-5300-2364" svg:viewBox="0 0 5301 2365">
          <text:p/>
        </draw:connector>
        <draw:custom-shape draw:style-name="gr11" draw:text-style-name="P8" draw:layer="layout" svg:width="0.9cm" svg:height="0.4cm" svg:x="8.8cm" svg:y="1.71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1cm" svg:height="0.641cm" svg:x="8.7cm" svg:y="1.6cm">
          <draw:text-box>
            <text:p text:style-name="P1"><text:span text:style-name="T13">AST</text:span></text:p>
          </draw:text-box>
        </draw:frame>
        <draw:connector draw:style-name="gr10" draw:text-style-name="P7" draw:layer="layout" draw:type="curve" svg:x1="13.7cm" svg:y1="1.05cm" svg:x2="11.65cm" svg:y2="3.7cm" draw:start-shape="id4" draw:start-glue-point="3" draw:end-shape="id5" svg:d="M13700 1050c-1367 0-2050 883-2050 2650" svg:viewBox="0 0 2051 2651">
          <text:p/>
        </draw:connector>
        <draw:custom-shape draw:style-name="gr15" draw:text-style-name="P10" draw:layer="layout" svg:width="2.046cm" svg:height="0.422cm" svg:x="11.027cm" svg:y="1.678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5cm" svg:height="0.641cm" svg:x="10.8cm" svg:y="1.559cm">
          <draw:text-box>
            <text:p text:style-name="P1"><text:span text:style-name="T13">EVAL_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07-04T06:59:37.498950715</dc:date>
    <meta:editing-duration>PT4H8M59S</meta:editing-duration>
    <meta:editing-cycles>55</meta:editing-cycles>
    <meta:generator>LibreOffice/6.0.3.2$Linux_X86_64 LibreOffice_project/00$Build-2</meta:generator>
    <meta:document-statistic meta:object-count="21"/>
  </office:meta>
</office:document-meta>
</file>